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125cm" fo:min-width="0.8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2.0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7" style:family="graphic" style:parent-style-name="standard">
      <style:graphic-properties draw:stroke="solid" svg:stroke-color="#000000" draw:fill-color="#ffff66" draw:textarea-horizontal-align="justify" draw:textarea-vertical-align="middle" draw:auto-grow-height="false" fo:min-height="0.25cm" fo:min-width="5.101cm"/>
    </style:style>
    <style:style style:name="gr8" style:family="graphic" style:parent-style-name="standard">
      <style:graphic-properties draw:stroke="solid" svg:stroke-color="#000000" draw:fill-color="#ffcc00" draw:textarea-horizontal-align="justify" draw:textarea-vertical-align="middle" draw:auto-grow-height="false" fo:min-height="0.167cm" fo:min-width="5.502cm"/>
    </style:style>
    <style:style style:name="gr9" style:family="graphic" style:parent-style-name="standard">
      <style:graphic-properties draw:stroke="none" svg:stroke-color="#ffffff" draw:fill-color="#ff9999" draw:textarea-horizontal-align="justify" draw:textarea-vertical-align="middle" draw:auto-grow-height="false" fo:min-height="0.167cm" fo:min-width="5.502cm"/>
    </style:style>
    <style:style style:name="gr10" style:family="graphic" style:parent-style-name="standard">
      <style:graphic-properties draw:fill-color="#00cccc" draw:textarea-horizontal-align="justify" draw:textarea-vertical-align="middle" draw:auto-grow-height="false" fo:min-height="1.872cm" fo:min-width="1.6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2" style:family="graphic" style:parent-style-name="standard">
      <style:graphic-properties svg:stroke-color="#000000" draw:fill-color="#66ff99" draw:textarea-horizontal-align="justify" draw:textarea-vertical-align="middle" draw:auto-grow-height="false" fo:min-height="0.194cm" fo:min-width="2.30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margin-top="0cm" fo:margin-bottom="0.3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Liberation Mono2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ffff66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00cccc"/>
      <style:paragraph-properties fo:text-align="center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66ff99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Mono2"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cc3300" style:font-name="Liberation Mono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style:font-name="Liberation Sans2"/>
    </style:style>
    <style:style style:name="T11" style:family="text">
      <style:text-properties fo:color="#6600cc" style:font-name="Liberation Mono1"/>
    </style:style>
    <style:style style:name="T12" style:family="text">
      <style:text-properties fo:color="#006600" style:font-name="Liberation Mono1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DBus</text:span></text:p>
            <text:p><text:span text:style-name="T2">Communications for desktop apps</text:span></text:p>
            <text:p/>
            <text:p/>
            <text:p><text:span text:style-name="T3">Thomas Kluyver</text:span></text:p>
          </draw:text-box>
        </draw:frame>
        <draw:line draw:style-name="gr1" draw:text-style-name="P3" draw:layer="layout" svg:x1="1.6cm" svg:y1="9.8cm" svg:x2="26.4cm" svg:y2="9.8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s anyone there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4"><text:span text:style-name="T4">$ firefox http://portsmouth.lug.org.uk/</text:span></text:p>
          </draw:text-box>
        </draw:frame>
        <draw:g>
          <draw:custom-shape draw:style-name="gr3" draw:text-style-name="P5" draw:layer="layout" svg:width="2.6cm" svg:height="5cm" draw:transform="rotate (-0.785398163397449) translate (11.763cm 5.7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2.599cm" svg:height="5cm" draw:transform="rotate (-0.785398163397449) translate (17.935cm 5.7cm)">
            <text:p/>
            <draw:enhanced-geometry svg:viewBox="0 0 21600 21600" draw:text-areas="?f0 0 ?f2 ?f5" draw:mirror-horizontal="tru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5" draw:text-style-name="P6" draw:layer="layout" svg:width="8.8cm" svg:height="1.276cm" svg:x="2.6cm" svg:y="11cm">
          <draw:text-box>
            <text:p text:style-name="P5"><text:span text:style-name="T5">Start a new browser</text:span></text:p>
          </draw:text-box>
        </draw:frame>
        <draw:frame draw:style-name="gr6" draw:text-style-name="P6" draw:layer="layout" svg:width="10.999cm" svg:height="6.401cm" svg:x="15.2cm" svg:y="11cm">
          <draw:text-box>
            <text:p text:style-name="P5"><text:span text:style-name="T5">New tab in existing window</text:span></text:p>
            <text:p text:style-name="P5"><text:span text:style-name="T5"/></text:p>
            <text:p text:style-name="P5"><text:span text:style-name="T5"/></text:p>
            <text:p text:style-name="P5"><text:span text:style-name="T6">Send URL to browser proce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s anyone there?</text:p>
          </draw:text-box>
        </draw:frame>
        <draw:frame presentation:style-name="pr4" draw:layer="layout" svg:width="25.199cm" svg:height="12.179cm" svg:x="1.4cm" svg:y="4.914cm" presentation:class="outline">
          <draw:text-box>
            <text:p>e.g. if Browser running, open a new tab</text:p>
            <text:p><text:span text:style-name="T7"/></text:p>
            <text:list text:style-name="L2">
              <text:list-item>
                <text:p>Named pipe</text:p>
                <text:list>
                  <text:list-item>
                    <text:p>Not cleaned up if process crashes</text:p>
                  </text:list-item>
                </text:list>
              </text:list-item>
              <text:list-item>
                <text:p>Well known port</text:p>
                <text:list>
                  <text:list-item>
                    <text:p>Only 65536 ports</text:p>
                  </text:list-item>
                </text:list>
              </text:list-item>
              <text:list-item>
                <text:p>PID file</text:p>
                <text:list>
                  <text:list-item>
                    <text:p>PIDs can be reused</text:p>
                  </text:list-item>
                  <text:list-item>
                    <text:p>Signals carry little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 anyone there, DBu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s daemon registers unique names</text:p>
                <text:list>
                  <text:list-item>
                    <text:p>e.g. <text:span text:style-name="T8">org.freedesktop.Notifications</text:span></text:p>
                  </text:list-item>
                  <text:list-item>
                    <text:p>Applications can claim control of a name</text:p>
                  </text:list-item>
                  <text:list-item>
                    <text:p>Name available again on disconnection 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Bus can start service for a name</text:p>
                <text:list>
                  <text:list-item>
                    <text:p><text:span text:style-name="T9">“</text:span><text:span text:style-name="T9">Dbus activation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mmunication patter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hod calls</text:p>
                <text:list>
                  <text:list-item>
                    <text:p>One to one</text:p>
                  </text:list-item>
                  <text:list-item>
                    <text:p>Reply with result or error</text:p>
                  </text:list-item>
                </text:list>
              </text:list-item>
              <text:list-item>
                <text:p>Signals</text:p>
                <text:list>
                  <text:list-item>
                    <text:p>One to many</text:p>
                  </text:list-item>
                  <text:list-item>
                    <text:p>No reply</text:p>
                  </text:list-item>
                </text:list>
              </text:list-item>
              <text:list-item>
                <text:p>Both can carry data</text:p>
              </text:list-item>
            </text:list>
          </draw:text-box>
        </draw:frame>
        <draw:custom-shape draw:style-name="gr7" draw:text-style-name="P7" draw:layer="layout" svg:width="6.401cm" svg:height="1cm" svg:x="16.4cm" svg:y="5.2cm">
          <text:p/>
          <draw:enhanced-geometry svg:viewBox="0 0 21600 21600" draw:text-areas="0 ?f0 ?f5 ?f2" draw:type="right-arrow" draw:modifiers="18361.0121836926 6300.89910089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6.401cm" svg:height="1cm" svg:x="15.444cm" svg:y="5.613cm">
          <text:p/>
          <draw:enhanced-geometry svg:viewBox="0 0 21600 21600" draw:mirror-horizontal="true" draw:text-areas="0 ?f0 ?f5 ?f2" draw:type="right-arrow" draw:modifiers="18361.0121836926 6300.89910089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6.401cm" svg:height="1cm" svg:x="16.261cm" svg:y="11.401cm">
          <text:p/>
          <draw:enhanced-geometry svg:viewBox="0 0 21600 21600" draw:text-areas="0 ?f0 ?f5 ?f2" draw:type="right-arrow" draw:modifiers="18361.0121836926 6300.89910089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6.401cm" svg:height="1cm" svg:x="16.261cm" svg:y="11.402cm">
          <text:p/>
          <draw:enhanced-geometry svg:viewBox="0 0 21600 21600" draw:text-areas="0 ?f0 ?f5 ?f2" draw:type="right-arrow" draw:modifiers="18361.0121836926 6300.89910089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6.401cm" svg:height="1cm" draw:transform="rotate (-0.508938009881547) translate (16.748cm 11.402cm)">
          <text:p/>
          <draw:enhanced-geometry svg:viewBox="0 0 21600 21600" draw:text-areas="0 ?f0 ?f5 ?f2" draw:type="right-arrow" draw:modifiers="18361.0121836926 6300.89910089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6.401cm" svg:height="1cm" draw:transform="rotate (-0.261799387799149) translate (16.52cm 11.402cm)">
          <text:p/>
          <draw:enhanced-geometry svg:viewBox="0 0 21600 21600" draw:text-areas="0 ?f0 ?f5 ?f2" draw:type="right-arrow" draw:modifiers="18361.0121836926 6300.89910089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6.401cm" svg:height="1cm" draw:transform="rotate (0.261799387799149) translate (16.261cm 11.436cm)">
          <text:p/>
          <draw:enhanced-geometry svg:viewBox="0 0 21600 21600" draw:text-areas="0 ?f0 ?f5 ?f2" draw:type="right-arrow" draw:modifiers="18361.0121836926 6300.89910089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6.401cm" svg:height="1cm" draw:transform="rotate (0.523598775598299) translate (16.261cm 11.536cm)">
          <text:p/>
          <draw:enhanced-geometry svg:viewBox="0 0 21600 21600" draw:mirror-horizontal="false" draw:mirror-vertical="false" draw:text-areas="0 ?f0 ?f5 ?f2" draw:type="right-arrow" draw:modifiers="18361.0121836926 6300.89910089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aming stuf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ll known names</text:p>
                <text:list>
                  <text:list-item>
                    <text:p><text:span text:style-name="T8">org.freedesktop.Notifications</text:span></text:p>
                  </text:list-item>
                </text:list>
              </text:list-item>
              <text:list-item>
                <text:p><text:span text:style-name="T10">Object paths</text:span></text:p>
                <text:list>
                  <text:list-item>
                    <text:p><text:span text:style-name="T8">/org/freedesktop/Notifications</text:span></text:p>
                  </text:list-item>
                </text:list>
              </text:list-item>
              <text:list-item>
                <text:p><text:span text:style-name="T10">Interfaces</text:span></text:p>
                <text:list>
                  <text:list-item>
                    <text:p><text:span text:style-name="T8">org.freedesktop.Notifications</text:span></text:p>
                  </text:list-item>
                  <text:list-item>
                    <text:p><text:span text:style-name="T10">Group of methods and signals</text:span></text:p>
                  </text:list-item>
                  <text:list-item>
                    <text:p><text:span text:style-name="T10">Object can have multiple interfaces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3cm" svg:height="3cm" svg:x="24.2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5625.9913362213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1" draw:text-style-name="P11" draw:layer="layout" svg:width="3.8cm" svg:height="1.987cm" draw:transform="rotate (0.245044226980004) translate (21.831cm 4.175cm)">
          <draw:text-box>
            <text:p><text:span text:style-name="T7">Already</text:span></text:p>
            <text:p><text:span text:style-name="T7">seen this</text:span></text:p>
          </draw:text-box>
        </draw:frame>
        <draw:custom-shape draw:style-name="gr12" draw:text-style-name="P12" draw:layer="layout" svg:width="3.2cm" svg:height="0.886cm" draw:transform="rotate (0.245044226980004) translate (18.641cm 5.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alking to DB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x sockets</text:p>
                <text:list>
                  <text:list-item>
                    <text:p>Like network sockets, but within computer</text:p>
                  </text:list-item>
                </text:list>
              </text:list-item>
              <text:list-item>
                <text:p>On my system:</text:p>
                <text:list>
                  <text:list-item>
                    <text:p>Session bus: <text:span text:style-name="T11">/run/user/1000/bus</text:span></text:p>
                  </text:list-item>
                  <text:list-item>
                    <text:p>System bus: <text:span text:style-name="T11">/run/dbus/system_bus_socket</text:span></text:p>
                  </text:list-item>
                </text:list>
              </text:list-item>
              <text:list-item>
                <text:p><text:span text:style-name="T10">Authenticated with user ID</text:span></text:p>
              </text:list-item>
              <text:list-item>
                <text:p><text:span text:style-name="T10">Normally use </text:span><text:span text:style-name="T12">libdb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13">Demo &amp;</text:span></text:p>
            <text:p><text:span text:style-name="T13">Debugging too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09:44:22.488530180</meta:creation-date>
    <dc:date>2016-12-17T16:09:12.305811960</dc:date>
    <meta:editing-duration>PT4H6M3S</meta:editing-duration>
    <meta:editing-cycles>13</meta:editing-cycles>
    <meta:generator>LibreOffice/5.2.3.3$Linux_X86_64 LibreOffice_project/20$Build-3</meta:generator>
    <meta:document-statistic meta:object-count="68"/>
  </office:meta>
</office:document-meta>
</file>